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6299in"/>
    </style:style>
    <style:style style:name="co4" style:family="table-column">
      <style:table-column-properties fo:break-before="auto" style:column-width="0.67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c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2OM</text:p>
          </table:table-cell>
          <table:table-cell table:style-name="ce2" office:value-type="string" calcext:value-type="string">
            <text:p>Killing set size</text:p>
          </table:table-cell>
          <table:table-cell table:style-name="ce2" office:value-type="string" calcext:value-type="string">
            <text:p>both</text:p>
          </table:table-cell>
          <table:table-cell table:style-name="ce2" office:value-type="string" calcext:value-type="string">
            <text:p>FOM1</text:p>
          </table:table-cell>
          <table:table-cell table:style-name="ce2" office:value-type="string" calcext:value-type="string">
            <text:p>FOM2</text:p>
          </table:table-cell>
        </table:table-row>
        <table:table-row table:style-name="ro1">
          <table:table-cell office:value-type="string" calcext:value-type="string">
            <text:p>[1,6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8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6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8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1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6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8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9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1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1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0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,12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4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15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,40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,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4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4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1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5,51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5,53]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8,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9,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,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,2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,2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0,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71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1,7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2,33]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3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4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5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6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7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9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8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29,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0,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1,3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0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2,6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0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5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0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7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0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8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0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39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51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53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0,55]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1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,48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2,49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5,8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2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2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2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2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3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6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7,86]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8,86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8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49,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8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0,9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5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5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5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5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7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7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2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5,89]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7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7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6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7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8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63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59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0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2,7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3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6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6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6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4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4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,7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5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7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7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7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68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,7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,7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0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1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1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,7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73,8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,8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3,8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5,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77,80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81,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83,8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90,133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0,134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2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9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9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3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4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0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0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1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6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7,1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99,1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0,10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0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0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1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2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6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7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8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8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1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09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2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1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2,1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4,1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15,116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1,132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1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1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1,136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2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3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2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2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3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3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27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29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30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3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33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4,134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7,1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29,1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0,131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[132,1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3,1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134,136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5"/>
        </table:table-row>
      </table:table>
      <table:named-expressions/>
      <table:database-ranges>
        <table:database-range table:name="__Anonymous_Sheet_DB__0" table:target-range-address="reaching.A1:reaching.E39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4:33:30.325189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4:34:05.900062334</dc:date>
    <meta:editing-duration>P1DT9H58M33S</meta:editing-duration>
    <meta:editing-cycles>23</meta:editing-cycles>
    <meta:generator>LibreOffice/6.4.7.2$Linux_X86_64 LibreOffice_project/40$Build-2</meta:generator>
    <meta:document-statistic meta:table-count="1" meta:cell-count="1970" meta:object-count="0"/>
  </office:meta>
</office:document-meta>
</file>